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93cm" table:align="left"/>
    </style:style>
    <style:style style:name="Tabla1.A" style:family="table-column">
      <style:table-column-properties style:column-width="3.699cm"/>
    </style:style>
    <style:style style:name="Tabla1.B" style:family="table-column">
      <style:table-column-properties style:column-width="4.299cm"/>
    </style:style>
    <style:style style:name="Tabla1.C" style:family="table-column">
      <style:table-column-properties style:column-width="11.933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2d2f35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2d2f35"/>
    </style:style>
    <style:style style:name="Tabla1.A7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.794cm" fo:margin-bottom="0.423cm" style:contextual-spacing="false" style:line-height-at-least="0.741cm" fo:orphans="2" fo:widows="2" fo:text-indent="0cm" style:auto-text-indent="false"/>
      <style:text-properties fo:font-variant="normal" fo:text-transform="none" fo:color="#000000" loext:opacity="100%" style:font-name="Google Sans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.794cm" fo:margin-bottom="0.423cm" style:contextual-spacing="false" style:line-height-at-least="0.741cm" fo:orphans="2" fo:widows="2" fo:text-indent="0cm" style:auto-text-indent="false" fo:break-before="page"/>
      <style:text-properties fo:font-variant="normal" fo:text-transform="none" fo:color="#000000" loext:opacity="100%" style:font-name="Google Sans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423cm" fo:margin-bottom="0.423cm" style:contextual-spacing="false" style:line-height-at-least="0.635cm" fo:orphans="2" fo:widows="2" fo:text-indent="0cm" style:auto-text-indent="false"/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.423cm" fo:margin-bottom="0.423cm" style:contextual-spacing="false" style:line-height-at-least="0.635cm" fo:text-indent="0cm" style:auto-text-indent="false"/>
      <style:text-properties style:font-name="Google Sans" fo:font-size="12pt"/>
    </style:style>
    <style:style style:name="P5" style:family="paragraph" style:parent-style-name="Table_20_Contents">
      <style:paragraph-properties fo:margin-left="0cm" fo:margin-right="0cm" style:line-height-at-least="0.582cm" fo:text-indent="0cm" style:auto-text-indent="false"/>
      <style:text-properties fo:color="#e6e8f0" loext:opacity="100%" style:font-name="Google Sans" fo:font-size="10.5pt"/>
    </style:style>
    <style:style style:name="P6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7" style:family="paragraph" style:parent-style-name="Table_20_Contents">
      <style:paragraph-properties fo:margin-left="0cm" fo:margin-right="0cm" style:line-height-at-least="0.582cm" fo:text-indent="0cm" style:auto-text-indent="false" style:writing-mode="lr-tb"/>
    </style:style>
    <style:style style:name="P8" style:family="paragraph" style:parent-style-name="Table_20_Heading">
      <style:paragraph-properties fo:margin-left="0cm" fo:margin-right="0cm" style:line-height-at-least="0.582cm" fo:text-align="start" style:justify-single-word="false" fo:text-indent="0cm" style:auto-text-indent="false"/>
      <style:text-properties style:font-name="Google Sans" fo:font-size="10.5pt" fo:font-weight="bold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style:line-height-at-least="0.635cm" fo:text-indent="0cm" style:auto-text-indent="false"/>
      <style:text-properties style:font-name="Google Sans" fo:font-size="12pt"/>
    </style:style>
    <style:style style:name="P10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  <style:text-properties style:font-name="Google Sans" fo:font-size="12pt"/>
    </style:style>
    <style:style style:name="P11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  <style:text-properties style:font-name="Google Sans" fo:font-size="12pt"/>
    </style:style>
    <style:style style:name="P12" style:family="paragraph" style:parent-style-name="Text_20_body" style:list-style-name="L5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  <style:text-properties style:font-name="Google Sans" fo:font-size="12pt"/>
    </style:style>
    <style:style style:name="P13" style:family="paragraph" style:parent-style-name="Text_20_body" style:list-style-name="L6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  <style:text-properties style:font-name="Google Sans" fo:font-size="12pt"/>
    </style:style>
    <style:style style:name="P14" style:family="paragraph" style:parent-style-name="Text_20_body">
      <style:paragraph-properties fo:margin-left="0cm" fo:margin-right="0cm" fo:margin-top="0.794cm" fo:margin-bottom="0.423cm" style:contextual-spacing="false" style:line-height-at-least="0.635cm" fo:text-indent="0cm" style:auto-text-indent="false"/>
      <style:text-properties fo:color="#e6e8f0" loext:opacity="100%" style:font-name="Google Sans" fo:font-size="12pt" fo:font-weight="bold"/>
    </style:style>
    <style:style style:name="P15" style:family="paragraph" style:parent-style-name="Text_20_body">
      <style:paragraph-properties fo:margin-left="0cm" fo:margin-right="0cm" fo:margin-top="0.794cm" fo:margin-bottom="0.423cm" style:contextual-spacing="false" style:line-height-at-least="0.741cm" fo:text-indent="0cm" style:auto-text-indent="false"/>
      <style:text-properties fo:color="#e6e8f0" loext:opacity="100%" style:font-name="Google Sans" fo:font-size="15pt" fo:font-weight="bold"/>
    </style:style>
    <style:style style:name="P16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P17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1" style:family="paragraph" style:parent-style-name="Text_20_body" style:list-style-name="L6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style:line-height-at-least="0.635cm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  <style:text-properties officeooo:paragraph-rsid="001200bf"/>
    </style:style>
    <style:style style:name="P27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28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29" style:family="paragraph" style:parent-style-name="Text_20_body" style:list-style-name="L6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0" style:family="paragraph" style:parent-style-name="Text_20_body" style:list-style-name="L7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1" style:family="paragraph" style:parent-style-name="Text_20_body" style:list-style-name="L8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2" style:family="paragraph" style:parent-style-name="Text_20_body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loext:opacity="100%"/>
    </style:style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3">
      <style:paragraph-properties fo:margin-top="0cm" fo:margin-bottom="0cm" style:contextual-spacing="false"/>
    </style:style>
    <style:style style:name="P37" style:family="paragraph" style:parent-style-name="Text_20_body" style:list-style-name="L14"/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style:font-name="Google Sans" fo:font-size="12pt"/>
    </style:style>
    <style:style style:name="T2" style:family="text">
      <style:text-properties style:font-name="Google Sans" fo:font-size="12pt" fo:font-weight="bold"/>
    </style:style>
    <style:style style:name="T3" style:family="text">
      <style:text-properties style:font-name="Google Sans" fo:font-size="12pt" fo:font-style="italic"/>
    </style:style>
    <style:style style:name="T4" style:family="text">
      <style:text-properties style:font-name="Google Sans" fo:font-size="10.5pt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5" style:family="text">
      <style:text-properties style:font-name="Google Sans" fo:font-size="10.5pt" fo:font-weight="bold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color="#e6e8f0" loext:opacity="100%" style:font-name="Google Sans" fo:font-size="10.5pt"/>
    </style:style>
    <style:style style:name="T9" style:family="text">
      <style:text-properties fo:color="#e6e8f0" loext:opacity="100%" style:font-name="Google Sans" fo:font-size="10.5pt" fo:font-weight="bold"/>
    </style:style>
    <style:style style:name="T10" style:family="text">
      <style:text-properties fo:color="#e6e8f0" loext:opacity="100%" style:font-name="Google Sans" fo:font-size="10.5pt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11" style:family="text">
      <style:text-properties fo:font-variant="normal" fo:text-transform="none" fo:color="#e6e8f0" loext:opacity="100%" style:font-name="Google Sans" fo:font-size="12pt" fo:letter-spacing="normal" fo:font-style="normal" fo:font-weight="normal"/>
    </style:style>
    <style:style style:name="T12" style:family="text">
      <style:text-properties fo:font-variant="normal" fo:text-transform="none" fo:color="#e6e8f0" loext:opacity="100%" style:font-name="Google Sans" fo:font-size="12pt" fo:letter-spacing="normal" fo:font-style="normal" fo:font-weight="bold"/>
    </style:style>
    <style:style style:name="T13" style:family="text">
      <style:text-properties fo:font-variant="normal" fo:text-transform="none" fo:color="#e6e8f0" loext:opacity="100%" style:font-name="Google Sans" fo:font-size="10.5pt" fo:letter-spacing="normal" fo:font-style="normal" fo:font-weight="normal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14" style:family="text">
      <style:text-properties fo:font-variant="normal" fo:text-transform="none" style:font-name="Google Sans" fo:font-size="12pt" fo:letter-spacing="normal" fo:font-style="normal" fo:font-weight="normal"/>
    </style:style>
    <style:style style:name="T15" style:family="text">
      <style:text-properties fo:font-variant="normal" fo:text-transform="none" style:font-name="Google Sans" fo:font-size="12pt" fo:letter-spacing="normal" fo:font-style="normal" fo:font-weight="bold"/>
    </style:style>
    <style:style style:name="T16" style:family="text">
      <style:text-properties fo:font-variant="normal" fo:text-transform="none" style:font-name="Google Sans" fo:font-size="10.5pt" fo:letter-spacing="normal" fo:font-style="normal" fo:font-weight="normal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17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Google Sans" fo:font-size="12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Google Sans" fo:font-size="10.5pt" fo:letter-spacing="normal" fo:font-style="normal" fo:font-weight="normal" fo:background-color="#1d1e26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20" style:family="text">
      <style:text-properties fo:font-variant="normal" fo:text-transform="none" fo:color="#000000" loext:opacity="100%" style:font-name="Google Sans" fo:font-size="10.5pt" fo:letter-spacing="normal" fo:font-style="normal" fo:font-weight="normal" fo:background-color="#ffff00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21" style:family="text">
      <style:text-properties fo:font-variant="normal" fo:text-transform="none" fo:color="#000000" loext:opacity="100%" style:font-name="Google Sans" fo:font-size="10.5pt" fo:letter-spacing="normal" fo:font-style="normal" fo:font-weight="normal" fo:background-color="#ffff00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style:style style:name="T22" style:family="text">
      <style:text-properties fo:font-variant="normal" fo:text-transform="none" fo:color="#000000" loext:opacity="100%" style:font-name="Google Sans" fo:font-size="10.5pt" fo:letter-spacing="normal" fo:font-style="normal" fo:font-weight="normal" fo:background-color="transparent" loext:char-shading-value="0" loext:padding-left="0cm" loext:padding-right="0cm" loext:padding-top="0.053cm" loext:padding-bottom="0.053cm" loext:border-left="none" loext:border-right="none" loext:border-top="0.74pt solid #1d1e26" loext:border-bottom="0.74pt solid #1d1e2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Para implementar un algoritmo de sincronización bidireccional robusto con </text:span><text:span text:style-name="Strong_20_Emphasis"><text:span text:style-name="T7">escritura dual</text:span></text:span><text:span text:style-name="T6"> y </text:span><text:span text:style-name="Strong_20_Emphasis"><text:span text:style-name="T7">verificación de hashes</text:span></text:span><text:span text:style-name="T6">, la clave es no tratarlo como una copia de archivos, sino como una </text:span><text:span text:style-name="Strong_20_Emphasis"><text:span text:style-name="T7">máquina de estados</text:span></text:span><text:span text:style-name="T6">.</text:span></text:p>
      <text:p text:style-name="P4">Aquí tienes la arquitectura técnica paso a paso para que comiences su desarrollo:</text:p>
      <text:p text:style-name="Horizontal_20_Line"/>
      <text:p text:style-name="P15">1. Definición del Diccionario de Estado (Snapshot)</text:p>
      <text:p text:style-name="P9">El "Snapshot" es un mapa de la realidad de las carpetas. Debes definir una estructura (preferiblemente JSON o una tabla SQLite) que guarde esto por cada archivo:</text:p>
      <text:list text:style-name="L2">
        <text:list-item>
          <text:p text:style-name="P27"><text:span text:style-name="Strong_20_Emphasis"><text:span text:style-name="T2">Key:</text:span></text:span><text:span text:style-name="T1"> </text:span><text:span text:style-name="Source_20_Text"><text:span text:style-name="T4">Ruta_Relativa</text:span></text:span><text:span text:style-name="T1"> (ej. </text:span><text:span text:style-name="Source_20_Text"><text:span text:style-name="T4">/documentos/tesis.pdf</text:span></text:span><text:span text:style-name="T1">).</text:span></text:p>
        </text:list-item>
        <text:list-item>
          <text:p text:style-name="P27"><text:span text:style-name="Strong_20_Emphasis"><text:span text:style-name="T2">Values:</text:span></text:span><text:span text:style-name="T1"> </text:span><text:span text:style-name="Source_20_Text"><text:span text:style-name="T4">[Hash_SHA256, Last_Modified_Time, File_Size]</text:span></text:span><text:span text:style-name="T1">.</text:span></text:p>
        </text:list-item>
      </text:list>
      <text:p text:style-name="P15">2. El Algoritmo: Flujo de Ejecución</text:p>
      <text:p text:style-name="P9">Sigue este orden lógico para evitar pérdida de datos:</text:p>
      <text:p text:style-name="P14">Paso A: Preparación</text:p>
      <text:list text:style-name="L3">
        <text:list-item>
          <text:p text:style-name="P18"><text:span text:style-name="Strong_20_Emphasis"><text:span text:style-name="T2">Identificar Unidades:</text:span></text:span><text:span text:style-name="T1"> Detectar la ruta de la PC y la letra de unidad del Pendrive.</text:span></text:p>
        </text:list-item>
        <text:list-item>
          <text:p text:style-name="P18"><text:span text:style-name="Strong_20_Emphasis"><text:span text:style-name="T2">Cargar Base de Datos (DB):</text:span></text:span></text:p>
          <text:list>
            <text:list-item>
              <text:p text:style-name="P10">Intentar leer la DB del Pendrive.</text:p>
            </text:list-item>
            <text:list-item>
              <text:p text:style-name="P10">Si no existe o está corrupta, intentar leer la DB de respaldo en la PC.</text:p>
            </text:list-item>
            <text:list-item>
              <text:p text:style-name="P18"><text:span text:style-name="T1">Si ninguna existe, se asume que es la </text:span><text:span text:style-name="Strong_20_Emphasis"><text:span text:style-name="T2">primera sincronización</text:span></text:span><text:span text:style-name="T1"> (Estado inicial vacío).</text:span></text:p>
            </text:list-item>
          </text:list>
        </text:list-item>
      </text:list>
      <text:p text:style-name="P14">Paso B: Escaneo y Detección de Cambios</text:p>
      <text:p text:style-name="P9">Debes generar tres listados comparando el estado actual físico contra la DB cargada:</text:p>
      <text:list text:style-name="L4">
        <text:list-item>
          <text:p text:style-name="P19"><text:span text:style-name="Strong_20_Emphasis"><text:span text:style-name="T2">Escaneo PC:</text:span></text:span></text:p>
          <text:list>
            <text:list-item>
              <text:p text:style-name="P11">Archivo nuevo: Está en PC pero no en la DB.</text:p>
            </text:list-item>
            <text:list-item>
              <text:p text:style-name="P28"><text:span text:style-name="T1">Archivo modificado: Está en PC y en DB, pero el </text:span><text:span text:style-name="Source_20_Text"><text:span text:style-name="T4">Hash</text:span></text:span><text:span text:style-name="T1"> o </text:span><text:span text:style-name="Source_20_Text"><text:span text:style-name="T4">Mtime</text:span></text:span><text:span text:style-name="T1"> es distinto.</text:span></text:p>
            </text:list-item>
            <text:list-item>
              <text:p text:style-name="P11">Archivo eliminado: Está en la DB pero no en la PC.</text:p>
            </text:list-item>
          </text:list>
        </text:list-item>
        <text:list-item>
          <text:p text:style-name="P19"><text:span text:style-name="Strong_20_Emphasis"><text:span text:style-name="T2">Escaneo Pendrive:</text:span></text:span><text:span text:style-name="T1"> (Misma lógica anterior aplicada a la carpeta del USB).</text:span></text:p>
        </text:list-item>
      </text:list>
      <text:p text:style-name="P14">Paso C: Matriz de Decisión (Lógica Bidireccional)</text:p>
      <text:p text:style-name="P9">Aquí es donde el algoritmo decide qué hacer comparando los cambios de ambos lado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Cambio en PC</text:p>
          </table:table-cell>
          <table:table-cell table:style-name="Tabla1.A1" office:value-type="string">
            <text:p text:style-name="P8">Cambio en USB</text:p>
          </table:table-cell>
          <table:table-cell table:style-name="Tabla1.A1" office:value-type="string">
            <text:p text:style-name="P8">Acción</text:p>
          </table:table-cell>
        </table:table-row>
        <table:table-row>
          <table:table-cell table:style-name="Tabla1.A2" office:value-type="string">
            <text:p text:style-name="P5">Sin cambios</text:p>
          </table:table-cell>
          <table:table-cell table:style-name="Tabla1.A2" office:value-type="string">
            <text:p text:style-name="P5">Nuevo o Modificado</text:p>
          </table:table-cell>
          <table:table-cell table:style-name="Tabla1.A2" office:value-type="string">
            <text:p text:style-name="P6"><text:span text:style-name="Strong_20_Emphasis"><text:span text:style-name="T9">Copiar de USB a PC</text:span></text:span></text:p>
          </table:table-cell>
        </table:table-row>
        <table:table-row>
          <table:table-cell table:style-name="Tabla1.A2" office:value-type="string">
            <text:p text:style-name="P5">Nuevo o Modificado</text:p>
          </table:table-cell>
          <table:table-cell table:style-name="Tabla1.A2" office:value-type="string">
            <text:p text:style-name="P5">Sin cambios</text:p>
          </table:table-cell>
          <table:table-cell table:style-name="Tabla1.A2" office:value-type="string">
            <text:p text:style-name="P6"><text:span text:style-name="Strong_20_Emphasis"><text:span text:style-name="T9">Copiar de PC a USB</text:span></text:span></text:p>
          </table:table-cell>
        </table:table-row>
        <table:table-row>
          <table:table-cell table:style-name="Tabla1.A2" office:value-type="string">
            <text:p text:style-name="P5">Eliminado</text:p>
          </table:table-cell>
          <table:table-cell table:style-name="Tabla1.A2" office:value-type="string">
            <text:p text:style-name="P5">Sin cambios</text:p>
          </table:table-cell>
          <table:table-cell table:style-name="Tabla1.A2" office:value-type="string">
            <text:p text:style-name="P6"><text:span text:style-name="Strong_20_Emphasis"><text:span text:style-name="T9">Eliminar en USB</text:span></text:span></text:p>
          </table:table-cell>
        </table:table-row>
        <table:table-row>
          <table:table-cell table:style-name="Tabla1.A2" office:value-type="string">
            <text:p text:style-name="P5">Sin cambios</text:p>
          </table:table-cell>
          <table:table-cell table:style-name="Tabla1.A2" office:value-type="string">
            <text:p text:style-name="P5">Eliminado</text:p>
          </table:table-cell>
          <table:table-cell table:style-name="Tabla1.A2" office:value-type="string">
            <text:p text:style-name="P6"><text:span text:style-name="Strong_20_Emphasis"><text:span text:style-name="T9">Eliminar en PC</text:span></text:span></text:p>
          </table:table-cell>
        </table:table-row>
        <table:table-row>
          <table:table-cell table:style-name="Tabla1.A2" office:value-type="string">
            <text:p text:style-name="P5">Modificado</text:p>
          </table:table-cell>
          <table:table-cell table:style-name="Tabla1.A2" office:value-type="string">
            <text:p text:style-name="P5">Modificado</text:p>
          </table:table-cell>
          <table:table-cell table:style-name="Tabla1.A2" office:value-type="string">
            <text:p text:style-name="P7"><text:span text:style-name="Strong_20_Emphasis"><text:span text:style-name="T9">CONFLICTO:</text:span></text:span><text:span text:style-name="T8"> Guardar ambas versiones (ej. </text:span><text:span text:style-name="Source_20_Text"><text:span text:style-name="T10">file_PC.txt</text:span></text:span><text:span text:style-name="T8"> y </text:span><text:span text:style-name="Source_20_Text"><text:span text:style-name="T10">file_USB.txt</text:span></text:span><text:span text:style-name="T8">)</text:span></text:p>
          </table:table-cell>
        </table:table-row>
        <table:table-row>
          <table:table-cell table:style-name="Tabla1.A7" office:value-type="string">
            <text:p text:style-name="P5">Nuevo</text:p>
          </table:table-cell>
          <table:table-cell table:style-name="Tabla1.A7" office:value-type="string">
            <text:p text:style-name="P5">Nuevo (mismo nombre)</text:p>
          </table:table-cell>
          <table:table-cell table:style-name="Tabla1.A7" office:value-type="string">
            <text:p text:style-name="P6"><text:span text:style-name="Strong_20_Emphasis"><text:span text:style-name="T9">CONFLICTO:</text:span></text:span><text:span text:style-name="T8"> Si los hashes son distintos, renombrar ambos.</text:span></text:p>
          </table:table-cell>
        </table:table-row>
      </table:table>
      <text:p text:style-name="P14">Paso D: Ejecución de Acciones</text:p>
      <text:list text:style-name="L5">
        <text:list-item>
          <text:p text:style-name="P12">Realizar las eliminaciones primero (para liberar espacio).</text:p>
        </text:list-item>
        <text:list-item>
          <text:p text:style-name="P20"><text:span text:style-name="T1">Realizar las copias y actualizaciones. </text:span><text:span text:style-name="Emphasis"><text:span text:style-name="T3">Recomendación: Al copiar, verifica el hash del archivo de destino inmediatamente para asegurar que la escritura en el pendrive fue correcta.</text:span></text:span></text:p>
        </text:list-item>
      </text:list>
      <text:p text:style-name="P14">Paso E: Escritura Dual (Finalización)</text:p>
      <text:p text:style-name="P9">Una vez que las carpetas están idénticas:</text:p>
      <text:list text:style-name="L6">
        <text:list-item>
          <text:p text:style-name="P21"><text:span text:style-name="T1">Generar una </text:span><text:span text:style-name="Strong_20_Emphasis"><text:span text:style-name="T2">nueva DB</text:span></text:span><text:span text:style-name="T1"> con los hashes actualizados de la realidad actual.</text:span></text:p>
        </text:list-item>
        <text:list-item>
          <text:p text:style-name="P21"><text:span text:style-name="Strong_20_Emphasis"><text:span text:style-name="T2">Escritura Atómica:</text:span></text:span></text:p>
          <text:list>
            <text:list-item>
              <text:p text:style-name="P29"><text:span text:style-name="T1">Escribir </text:span><text:span text:style-name="Source_20_Text"><text:span text:style-name="T4">metadata_temp.json</text:span></text:span><text:span text:style-name="T1"> en el Pendrive.</text:span></text:p>
            </text:list-item>
            <text:list-item>
              <text:p text:style-name="P29"><text:span text:style-name="T1">Renombrar </text:span><text:span text:style-name="Source_20_Text"><text:span text:style-name="T4">metadata_temp.json</text:span></text:span><text:span text:style-name="T1"> a </text:span><text:span text:style-name="Source_20_Text"><text:span text:style-name="T4">metadata.json</text:span></text:span><text:span text:style-name="T1"> (esto evita que un corte de luz deje el archivo a medias).</text:span></text:p>
            </text:list-item>
            <text:list-item>
              <text:p text:style-name="P13">Copiar exactamente ese mismo archivo a la carpeta oculta de la PC.</text:p>
            </text:list-item>
          </text:list>
        </text:list-item>
      </text:list>
      <text:p text:style-name="Horizontal_20_Line"/>
      <text:p text:style-name="P15">3. Recomendación de Implementación</text:p>
      <text:p text:style-name="P22"><text:span text:style-name="Strong_20_Emphasis"><text:span text:style-name="T2">¿Qué lenguaje usar?</text:span></text:span><text:span text:style-name="T1"><text:line-break/>Te recomiendo </text:span><text:span text:style-name="Strong_20_Emphasis"><text:span text:style-name="T2">Python</text:span></text:span><text:span text:style-name="T1"> por tres razones técnicas:</text:span></text:p>
      <text:list text:style-name="L7">
        <text:list-item>
          <text:p text:style-name="P30"><text:span text:style-name="Strong_20_Emphasis"><text:span text:style-name="T2">Librería </text:span></text:span><text:span text:style-name="Strong_20_Emphasis"><text:span text:style-name="Source_20_Text"><text:span text:style-name="T5">hashlib</text:span></text:span></text:span><text:span text:style-name="Strong_20_Emphasis"><text:span text:style-name="T2">:</text:span></text:span><text:span text:style-name="T1"> Muy eficiente para generar SHA-256.</text:span></text:p>
        </text:list-item>
        <text:list-item>
          <text:p text:style-name="P30"><text:span text:style-name="Strong_20_Emphasis"><text:span text:style-name="T2">Librería </text:span></text:span><text:span text:style-name="Strong_20_Emphasis"><text:span text:style-name="Source_20_Text"><text:span text:style-name="T5">os.path</text:span></text:span></text:span><text:span text:style-name="Strong_20_Emphasis"><text:span text:style-name="T2"> y </text:span></text:span><text:span text:style-name="Strong_20_Emphasis"><text:span text:style-name="Source_20_Text"><text:span text:style-name="T5">shutil</text:span></text:span></text:span><text:span text:style-name="Strong_20_Emphasis"><text:span text:style-name="T2">:</text:span></text:span><text:span text:style-name="T1"> Manejo de archivos multiplataforma.</text:span></text:p>
        </text:list-item>
        <text:list-item>
          <text:p text:style-name="P30"><text:span text:style-name="Strong_20_Emphasis"><text:span text:style-name="T2">Portabilidad:</text:span></text:span><text:span text:style-name="T1"> Puedes convertir el script en un </text:span><text:span text:style-name="Source_20_Text"><text:span text:style-name="T4">.exe</text:span></text:span><text:span text:style-name="T1"> (con </text:span><text:span text:style-name="Emphasis"><text:span text:style-name="T3">PyInstaller</text:span></text:span><text:span text:style-name="T1">) para que corra en cualquier PC sin instalar nada.</text:span></text:p>
        </text:list-item>
      </text:list>
      <text:p text:style-name="P22"><text:span text:style-name="Strong_20_Emphasis"><text:span text:style-name="T2">¿Cuándo calcular el Hash?</text:span></text:span><text:span text:style-name="T1"><text:line-break/>Para que el algoritmo sea rápido:</text:span></text:p>
      <text:list text:style-name="L8">
        <text:list-item>
          <text:p text:style-name="P31"><text:span text:style-name="T1">Primero compara el </text:span><text:span text:style-name="Source_20_Text"><text:span text:style-name="T4">Mtime</text:span></text:span><text:span text:style-name="T1"> (Fecha de modificación) y el </text:span><text:span text:style-name="Source_20_Text"><text:span text:style-name="T4">Size</text:span></text:span><text:span text:style-name="T1">.</text:span></text:p>
        </text:list-item>
        <text:list-item>
          <text:p text:style-name="P24"><text:span text:style-name="Strong_20_Emphasis"><text:span text:style-name="T2">Solo si el Mtime o el Size han cambiado</text:span></text:span><text:span text:style-name="T1">, calcula el Hash. Calcular hashes de archivos que no han sido tocados es un desperdicio de recursos.</text:span></text:p>
        </text:list-item>
      </text:list>
      <text:p text:style-name="P15">4. Consideración para 2025: Seguridad de Datos</text:p>
      <text:p text:style-name="P9">Dado que los pendrives suelen fallar más que los discos SSD:</text:p>
      <text:list text:style-name="L9">
        <text:list-item>
          <text:p text:style-name="P25"><text:span text:style-name="T1">Implementa un </text:span><text:span text:style-name="Strong_20_Emphasis"><text:span text:style-name="T2">bloque de reintentos (Retry Block)</text:span></text:span><text:span text:style-name="T1">: Si la copia al pendrive falla, el algoritmo debe abortar y no actualizar la base de datos, para que en el siguiente intento se retome donde quedó.</text:span></text:p>
        </text:list-item>
        <text:list-item>
          <text:p text:style-name="P25"><text:span text:style-name="T1">Usa el comando shutil.copy2() en Python, que preserva los metadatos originales del archivo.</text:span></text:p>
        </text:list-item>
      </text:list>
      <text:p text:style-name="P23"><text:span text:style-name="T1"/></text:p>
      <text:p text:style-name="P23"><text:span text:style-name="T1">------</text:span></text:p>
      <text:p text:style-name="P2">El uso de "Tombstones" (Lápida digital)</text:p>
      <text:p text:style-name="P3">Este es el método que usan sistemas avanzados como Dropbox o Git.</text:p>
      <text:list text:style-name="L1">
        <text:list-item>
          <text:p text:style-name="P16">Cuando borras un archivo, no lo eliminas simplemente de la base de datos.</text:p>
        </text:list-item>
        <text:list-item>
          <text:p text:style-name="P26"><text:span text:style-name="T17">Dejas un registro en la DB que dice: </text:span></text:p>
          <text:p text:style-name="P26"><text:span text:style-name="Source_20_Text"><text:span text:style-name="T22">archivo: nota.txt | estado: BORRADO | fecha: 2025-12-20</text:span></text:span><text:span text:style-name="T17">.</text:span></text:p>
        </text:list-item>
        <text:list-item>
          <text:p text:style-name="P17"><text:span text:style-name="T17">Cuando el Pendrive llega a la </text:span><text:span text:style-name="Strong_20_Emphasis"><text:span text:style-name="T18">PC-B</text:span></text:span><text:span text:style-name="T17">, el algoritmo lee la "lápida" (tombstone) y sabe que, aunque el archivo esté físicamente en la PC-B, su destino final es ser eliminado.</text:span></text:p>
        </text:list-item>
      </text:list>
      <text:p text:style-name="P33"><text:line-break/>-----</text:p>
      <text:p text:style-name="P33"/>
      <text:p text:style-name="P33">Eliminaciones vs modificaciones: Si uno elimina y otro modifica → según matriz, si uno ve "eliminado" y otro "modificado" → podría tratarse como conflicto (bueno, seguro). </text:p>
      <text:list text:style-name="L12">
        <text:list-item>
          <text:p text:style-name="P34"><text:span text:style-name="Strong_20_Emphasis">Sugerencia</text:span>: Agrega opción configurable para resolución automática (ej. priorizar PC como "master" en ciertos casos, o usar mtime para decidir ganador).</text:p>
        </text:list-item>
      </text:list>
      <text:p text:style-name="Text_20_body"/>
      <text:p text:style-name="Text_20_body">------</text:p>
      <text:p text:style-name="Text_20_body"/>
      <text:h text:style-name="Heading_20_3" text:outline-level="3">4. Robustez en fallos del pendrive</text:h>
      <text:list text:style-name="L13">
        <text:list-item>
          <text:p text:style-name="P36"><text:span text:style-name="Strong_20_Emphasis">Bueno</text:span>: Retry block, abortar si copia falla, verificación de hash post-copia, escritura atómica. </text:p>
        </text:list-item>
        <text:list-item>
          <text:p text:style-name="P36"><text:span text:style-name="Strong_20_Emphasis">Problema menor</text:span>: Pendrives (FAT) no soportan siempre renames atómicos perfectos o pueden corromperse parcialmente. Si corte de luz durante copia múltiple, podría quedar inconsistente. </text:p>
        </text:list-item>
        <text:list-item>
          <text:p text:style-name="P35"><text:span text:style-name="Strong_20_Emphasis">Sugerencia</text:span>: Agrega checksum de toda la DB, y logs de operaciones para rollback parcial.</text:p>
        </text:list-item>
      </text:list>
      <text:h text:style-name="Heading_20_3" text:outline-level="3">Otras consideraciones menores</text:h>
      <text:list text:style-name="L14">
        <text:list-item>
          <text:p text:style-name="P38"><text:span text:style-name="Strong_20_Emphasis">Carpetas</text:span>: La lógica se centra en archivos; asegurate de manejar creación/eliminación de directorios (y sus mtimes, que cambian automáticamente en algunos FS). </text:p>
        </text:list-item>
        <text:list-item>
          <text:p text:style-name="P38"><text:span text:style-name="Strong_20_Emphasis">Permisos y metadatos</text:span>: shutil.copy2 preserva bien en mismo FS, pero cruzando a pendrive puede perder owner/permissions (FAT no los soporta). </text:p>
        </text:list-item>
        <text:list-item>
          <text:p text:style-name="P38"><text:span text:style-name="Strong_20_Emphasis">Escalabilidad</text:span>: Para miles de archivos, escanear todo cada vez es lento; considera journaling o watch filesystem si posible. </text:p>
        </text:list-item>
        <text:list-item>
          <text:p text:style-name="P37"><text:span text:style-name="Strong_20_Emphasis">Seguridad</text:span>: Hashes SHA256 buenos, pero si datos sensibles, considera encriptación.</text:p>
        </text:list-item>
      </text:list>
      <text:p text:style-name="P39"/>
      <text:p text:style-name="P39">-----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7:24:35.385971555</meta:creation-date>
    <dc:date>2025-12-21T19:08:52.720664493</dc:date>
    <meta:editing-duration>PT51M24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87" meta:word-count="861" meta:character-count="5258" meta:non-whitespace-character-count="4514"/>
  </office:meta>
</office:document-meta>
</file>